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Gargi-1.2b" svg:font-family="Gargi-1.2b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ci est un document Libre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argi-1.2b1" svg:font-family="Gargi-1.2b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 Light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 Light" style:font-size-asian="14pt" style:font-name-complex="Gargi-1.2b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Gargi-1.2b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Gargi-1.2b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afrs </meta:initial-creator>
    <meta:creation-date>2011-09-21T11:47:05</meta:creation-date>
    <meta:document-statistic meta:table-count="0" meta:image-count="0" meta:object-count="0" meta:page-count="1" meta:paragraph-count="1" meta:word-count="5" meta:character-count="32" meta:non-whitespace-character-count="28"/>
    <dc:date>2011-09-21T11:48:00</dc:date>
    <dc:creator>Sylafrs </dc:creator>
    <meta:editing-duration>PT33S</meta:editing-duration>
    <meta:editing-cycles>1</meta:editing-cycles>
    <meta:generator>LibreOffice/3.4$Linux LibreOffice_project/340m1$Build-302</meta:generator>
  </office:meta>
</office:document-meta>
</file>